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0.766cm" fo:min-width="6.866cm"/>
      <style:paragraph-properties style:writing-mode="lr-tb"/>
    </style:style>
    <style:style style:name="gr2" style:family="graphic" style:parent-style-name="standard">
      <style:graphic-properties draw:fill="solid" draw:fill-color="#e0c2cd" draw:textarea-horizontal-align="justify" draw:textarea-vertical-align="middle" draw:auto-grow-height="false" fo:min-height="1.84cm" fo:min-width="1.78cm"/>
      <style:paragraph-properties style:writing-mode="lr-tb"/>
    </style:style>
    <style:style style:name="gr3" style:family="graphic" style:parent-style-name="standard">
      <style:graphic-properties draw:fill="solid" draw:fill-color="#e0c2cd" draw:textarea-horizontal-align="justify" draw:textarea-vertical-align="middle" draw:auto-grow-height="false" fo:min-height="1.995cm" fo:min-width="1.949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objectwithoutfill">
      <style:graphic-properties svg:stroke-color="#666666" draw:marker-end="Arrow" draw:marker-end-width="0.3cm" draw:fill="solid" draw:textarea-vertical-align="middle"/>
    </style:style>
    <style:style style:name="gr7" style:family="graphic" style:parent-style-name="standard">
      <style:graphic-properties draw:fill="solid" draw:fill-color="#ffffd7" draw:textarea-horizontal-align="justify" draw:textarea-vertical-align="middle" draw:auto-grow-height="false" fo:min-height="1.995cm" fo:min-width="1.949cm"/>
      <style:paragraph-properties style:writing-mode="lr-tb"/>
    </style:style>
    <style:style style:name="gr8" style:family="graphic" style:parent-style-name="objectwithoutfill">
      <style:graphic-properties svg:stroke-color="#158466" draw:marker-end="Arrow" draw:marker-end-width="0.3cm" draw:fill="solid" draw:textarea-vertical-align="middle"/>
    </style:style>
    <style:style style:name="gr9" style:family="graphic" style:parent-style-name="objectwithoutfill">
      <style:graphic-properties svg:stroke-width="0.081cm" svg:stroke-color="#ff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ff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dee6ef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e0c2cd"/>
      <style:paragraph-properties fo:text-align="center" style:writing-mode="lr-tb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solid" draw:fill-color="#ffffd7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366cm" svg:height="1.016cm" svg:x="3.583cm" svg:y="11.011cm">
          <text:p text:style-name="P1">Brain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3.222cm" svg:height="2.954cm" svg:x="2.568cm" svg:y="0.821cm">
          <text:p text:style-name="P3">CP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3.463cm" svg:height="3.175cm" svg:x="13.472cm" svg:y="3.991cm">
          <text:p text:style-name="P3">(B)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0.301cm" svg:y1="5.564cm" svg:x2="13.441cm" svg:y2="5.564cm" svg:d="M10301 5564h3140" svg:viewBox="0 0 3141 1">
          <text:p/>
        </draw:connector>
        <draw:frame draw:style-name="gr5" draw:text-style-name="P1" draw:layer="layout" svg:width="2.511cm" svg:height="0.896cm" svg:x="1.465cm" svg:y="9.19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1" draw:layer="layout" svg:width="1.183cm" svg:height="0.688cm" svg:x="8.342cm" svg:y="2.5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onnector draw:style-name="gr6" draw:text-style-name="P5" draw:layer="layout" draw:type="line" svg:x1="4.1cm" svg:y1="11.048cm" svg:x2="4.179cm" svg:y2="3.775cm" draw:end-shape="id1" draw:end-glue-point="8" svg:d="M4100 11048l79-7273" svg:viewBox="0 0 80 7274">
          <text:p/>
        </draw:connector>
        <draw:custom-shape draw:style-name="gr7" draw:text-style-name="P6" xml:id="id2" draw:id="id2" draw:layer="layout" svg:width="3.463cm" svg:height="3.175cm" svg:x="21.072cm" svg:y="3.991cm">
          <text:p text:style-name="P3">Lo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draw:line-skew="0.347cm" svg:x1="4.129cm" svg:y1="8.402cm" svg:x2="22.803cm" svg:y2="7.166cm" draw:end-shape="id2" draw:end-glue-point="8" svg:d="M4129 8402v-20h18674v-1216" svg:viewBox="0 0 18675 1237">
          <text:p/>
        </draw:connector>
        <draw:connector draw:style-name="gr4" draw:text-style-name="P5" draw:layer="layout" draw:line-skew="1.994cm" svg:x1="5.79cm" svg:y1="2.298cm" svg:x2="10.293cm" svg:y2="11.194cm" draw:start-shape="id1" draw:start-glue-point="10" svg:d="M5790 2298h4497v8896h6" svg:viewBox="0 0 4504 8897">
          <text:p/>
        </draw:connector>
        <draw:connector draw:style-name="gr8" draw:text-style-name="P5" draw:layer="layout" draw:type="line" svg:x1="16.935cm" svg:y1="5.579cm" svg:x2="21.072cm" svg:y2="5.579cm" draw:start-shape="id3" draw:start-glue-point="10" draw:end-shape="id2" draw:end-glue-point="6" svg:d="M16935 5579h4137" svg:viewBox="0 0 4138 1">
          <text:p/>
        </draw:connector>
        <draw:connector draw:style-name="gr6" draw:text-style-name="P5" draw:layer="layout" draw:type="line" svg:x1="15.206cm" svg:y1="8.344cm" svg:x2="15.203cm" svg:y2="7.166cm" draw:end-shape="id3" draw:end-glue-point="8" svg:d="M15206 8344l-3-1178" svg:viewBox="0 0 4 1179">
          <text:p/>
        </draw:connector>
        <draw:frame draw:style-name="gr5" draw:text-style-name="P1" draw:layer="layout" svg:width="1.944cm" svg:height="0.958cm" svg:x="17.106cm" svg:y="5.77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9" draw:text-style-name="P5" draw:layer="layout" svg:x1="21.082cm" svg:y1="5.207cm" svg:x2="10.668cm" svg:y2="5.207cm">
          <text:p/>
        </draw:line>
        <draw:line draw:style-name="gr9" draw:text-style-name="P5" draw:layer="layout" svg:x1="10.668cm" svg:y1="5.207cm" svg:x2="10.668cm" svg:y2="2.159cm">
          <text:p/>
        </draw:line>
        <draw:line draw:style-name="gr10" draw:text-style-name="P5" draw:layer="layout" svg:x1="10.668cm" svg:y1="2.159cm" svg:x2="5.842cm" svg:y2="2.159cm">
          <text:p/>
        </draw:line>
        <draw:frame draw:style-name="gr5" draw:text-style-name="P1" draw:layer="layout" svg:width="1.334cm" svg:height="1.497cm" svg:x="6.604cm" svg:y="0.43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21:35:46.842342021</meta:creation-date>
    <dc:date>2021-05-25T16:32:39.057717745</dc:date>
    <meta:editing-duration>PT5H22M31S</meta:editing-duration>
    <meta:editing-cycles>21</meta:editing-cycles>
    <meta:generator>LibreOffice/6.4.7.2$Linux_X86_64 LibreOffice_project/40$Build-2</meta:generator>
    <meta:document-statistic meta:object-count="17"/>
  </office:meta>
</office:document-meta>
</file>

<file path=Object 1/content.xml><?xml version="1.0" encoding="utf-8"?>
<math xmlns="http://www.w3.org/1998/Math/MathML" display="block">
  <semantics>
    <mfrac>
      <mrow>
        <mo stretchy="false">∂</mo>
        <mi>L</mi>
      </mrow>
      <mrow>
        <mo stretchy="false">∂</mo>
        <msub>
          <mi>θ</mi>
          <mi>T</mi>
        </msub>
      </mrow>
    </mfrac>
    <annotation encoding="StarMath 5.0">{ partial L}  over { partial %theta _{T}} </annotation>
  </semantics>
</math>
</file>

<file path=Object 2/content.xml><?xml version="1.0" encoding="utf-8"?>
<math xmlns="http://www.w3.org/1998/Math/MathML" display="block">
  <semantics>
    <mrow>
      <mi>O</mi>
      <msub>
        <mrow>
          <mo fence="true" stretchy="false">(</mo>
          <mrow>
            <mi>R</mi>
          </mrow>
          <mo fence="true" stretchy="false">)</mo>
        </mrow>
        <mrow>
          <mi>t</mi>
          <mo stretchy="false">−</mo>
          <mn>1</mn>
        </mrow>
      </msub>
    </mrow>
    <annotation encoding="StarMath 5.0">O( R ) _{t-1} </annotation>
  </semantics>
</math>
</file>

<file path=Object 3/content.xml><?xml version="1.0" encoding="utf-8"?>
<math xmlns="http://www.w3.org/1998/Math/MathML" display="block">
  <semantics>
    <msub>
      <mi>θ</mi>
      <mrow>
        <mi>t</mi>
        <mo stretchy="false">−</mo>
        <mn>1</mn>
      </mrow>
    </msub>
    <annotation encoding="StarMath 5.0">%theta _{t-1}</annotation>
  </semantics>
</math>
</file>

<file path=Object 4/content.xml><?xml version="1.0" encoding="utf-8"?>
<math xmlns="http://www.w3.org/1998/Math/MathML" display="block">
  <semantics>
    <mrow>
      <mover accent="true">
        <mi>O</mi>
        <mo stretchy="false">^</mo>
      </mover>
      <msub>
        <mrow>
          <mo fence="true" stretchy="false">(</mo>
          <mrow>
            <mi>R</mi>
          </mrow>
          <mo fence="true" stretchy="false">)</mo>
        </mrow>
        <mi>t</mi>
      </msub>
    </mrow>
    <annotation encoding="StarMath 5.0">hat O( R ) _{t} </annotation>
  </semantics>
</math>
</file>